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2ed0" officeooo:paragraph-rsid="001c2ed0"/>
    </style:style>
    <style:style style:name="P2" style:family="paragraph" style:parent-style-name="Standard">
      <style:paragraph-properties fo:text-align="start" style:justify-single-word="false"/>
      <style:text-properties officeooo:rsid="001c2ed0" officeooo:paragraph-rsid="001c2e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-1</text:p>
      <text:p text:style-name="P2"/>
      <text:p text:style-name="P2">Empdb&gt; db.Employee.insertMany([{Empid:1,name:"Shashank",company:"Google",salary:300000,designation:"Staff Engineer",age:21,expertise:["React","MongoDb","Mysql","Cassandra"],DOB:"26/12/2002",Email:"Pandkarshashank@gmail.com",addr:[{city:"Pune",pin:411009,state:"Maharastra",country:"India"},{city:"San Fransico",state:"Los Angelas",country:"USA"}]},{Empid:2,name:"Neha",company:"TCS",salary:2500,designation:"Programmer",age:18,expertise:["MongoDB","Mysql","Neo4j"],DOB:"3/8/2006",Email:"Pandkarneha@gmail.com",addr:[{city:"Pune",pin:411001,state:"Maharashtra",country:"India"}]},{Empid:3,name:"Kartik",company:"Infosys",salary:40000,designation:"Programmer",age:20,expertise:["HTML","MongoDB","CSS"],DOB:"5/9/2003",Email:"SabaneKartik@gmail.com",addr:[{city:"Pune",pin:411030}]},{Empid:4,name:"Sachin",company:"Infosys",salary:15000,designation:"Junior Programmer",age:22,expertise:["React","MongoDB","Cassandra"],DOB:"23/6/2001",Email:"sachinrathod@gmai.com",addr:[{city:"Pune",pin:411001},{city:"Mumbai",pin:410004}]}]);</text:p>
      <text:p text:style-name="P2">{</text:p>
      <text:p text:style-name="P2"><text:s text:c="2"/>acknowledged: true,</text:p>
      <text:p text:style-name="P2"><text:s text:c="2"/>insertedIds: {</text:p>
      <text:p text:style-name="P2"><text:s text:c="4"/>'0': ObjectId("636775f6351b3abce8d0ae99"),</text:p>
      <text:p text:style-name="P2"><text:s text:c="4"/>'1': ObjectId("636775f6351b3abce8d0ae9a"),</text:p>
      <text:p text:style-name="P2"><text:s text:c="4"/>'2': ObjectId("636775f6351b3abce8d0ae9b"),</text:p>
      <text:p text:style-name="P2"><text:s text:c="4"/>'3': ObjectId("636775f6351b3abce8d0ae9c")</text:p>
      <text:p text:style-name="P2"><text:s text:c="2"/>}</text:p>
      <text:p text:style-name="P2">}</text:p>
      <text:p text:style-name="P2">Empdb&gt; db.Employee.insertMany([{Empid:5,name:"Aditya",company:"Blackrock Inc.",salary:230000,designation:"Tester",age:21,expertise:["React","Matplotlib","Python","MongoDb","Mysql","Cassandra"],DOB:"3/10/2001",Email:"WaghAditya@gmail.com",addr:[{city:"Pune",pin:411008,state:"Maharastra",country:"India"}]},{Empid:6,name:"Jack",company:"TCS",salary:1500,designation:"Developer",age:19,expertise:["MongoDB","Cassandra"],DOB:"19/8/2003",Email:"Jackreacher@gmail.com",addr:[{city:"Paris",pin:12998}]},{Empid:7,name:"Abigali",company:"Infosys",salary:2900,designation:"Programmer",age:39,expertise:["Mysql","MongoDB"],DOB:"5/7/2003",Email:"AbigaliK@gmail.com",addr:[{city:"London",pin:12455},{city:"Pune",pin:411001}]},{Empid:8,name:"Sawyer",company:"TCS",salary:15000,designation:"Tester",age:46,expertise:["React","MongoDB","Cassandra"],DOB:"20/9/2005",Email:"Sawyer1234@gmail.com",addr:[{city:"Pune",pin:411001},{city:"Mumbai",pin:410005}]},{Empid:9,name:"Matsumoto",company:"IMC",salary:3000,designation:"Developer",age:35,expertise:["Mysql","MongoDB"],DOB:"23/7/1994",Email:"Matsumoto@gmail.com",addr:[{city:"Pune",pin:411001},{city:"Tokyo",country:"Japan"}]},{Empid:10,name:"Smith",company:"Infosys",salary:30000,designation:"Tester",age:40,expertise:["MongoDB","Mysql"],DOB:"7/12/1984",Email:"Smith@gmail.com",addr:[{city:"Pune",pin:411002}]}]);</text:p>
      <text:p text:style-name="P2">{</text:p>
      <text:p text:style-name="P2"><text:s text:c="2"/>acknowledged: true,</text:p>
      <text:p text:style-name="P2"><text:s text:c="2"/>insertedIds: {</text:p>
      <text:p text:style-name="P2"><text:s text:c="4"/>'0': ObjectId("63677955351b3abce8d0ae9d"),</text:p>
      <text:p text:style-name="P2"><text:s text:c="4"/>'1': ObjectId("63677955351b3abce8d0ae9e"),</text:p>
      <text:p text:style-name="P2"><text:s text:c="4"/>'2': ObjectId("63677955351b3abce8d0ae9f"),</text:p>
      <text:p text:style-name="P2"><text:soft-page-break/><text:s text:c="4"/>'3': ObjectId("63677955351b3abce8d0aea0"),</text:p>
      <text:p text:style-name="P2"><text:s text:c="4"/>'4': ObjectId("63677955351b3abce8d0aea1"),</text:p>
      <text:p text:style-name="P2"><text:s text:c="4"/>'5': ObjectId("63677955351b3abce8d0aea2")</text:p>
      <text:p text:style-name="P2"><text:s text:c="2"/>}</text:p>
      <text:p text:style-name="P2">}</text:p>
      <text:p text:style-name="P2">Empdb&gt; db.Employee.find().pretty();</text:p>
      <text:p text:style-name="P2">[</text:p>
      <text:p text:style-name="P2"><text:s text:c="2"/>{</text:p>
      <text:p text:style-name="P2"><text:s text:c="4"/>_id: ObjectId("636775f6351b3abce8d0ae99"),</text:p>
      <text:p text:style-name="P2"><text:s text:c="4"/>Empid: 1,</text:p>
      <text:p text:style-name="P2"><text:s text:c="4"/>name: 'Shashank',</text:p>
      <text:p text:style-name="P2"><text:s text:c="4"/>company: 'Google',</text:p>
      <text:p text:style-name="P2"><text:s text:c="4"/>salary: 300000,</text:p>
      <text:p text:style-name="P2"><text:s text:c="4"/>designation: 'Staff Engineer',</text:p>
      <text:p text:style-name="P2"><text:s text:c="4"/>age: 21,</text:p>
      <text:p text:style-name="P2"><text:s text:c="4"/>expertise: [ 'React', 'MongoDb', 'Mysql', 'Cassandra' ],</text:p>
      <text:p text:style-name="P2"><text:s text:c="4"/>DOB: '26/12/2002',</text:p>
      <text:p text:style-name="P2"><text:s text:c="4"/>Email: 'Pandkarshashank@gmail.com',</text:p>
      <text:p text:style-name="P2"><text:s text:c="4"/>addr: [</text:p>
      <text:p text:style-name="P2"><text:s text:c="6"/>{</text:p>
      <text:p text:style-name="P2"><text:s text:c="8"/>city: 'Pune',</text:p>
      <text:p text:style-name="P2"><text:s text:c="8"/>pin: 411009,</text:p>
      <text:p text:style-name="P2"><text:s text:c="8"/>state: 'Maharastra',</text:p>
      <text:p text:style-name="P2"><text:s text:c="8"/>country: 'India'</text:p>
      <text:p text:style-name="P2"><text:s text:c="6"/>},</text:p>
      <text:p text:style-name="P2"><text:s text:c="6"/>{ city: 'San Fransico', state: 'Los Angelas', country: 'USA' }</text:p>
      <text:p text:style-name="P2"><text:s text:c="4"/>]</text:p>
      <text:p text:style-name="P2"><text:s text:c="2"/>},</text:p>
      <text:p text:style-name="P2"><text:s text:c="2"/>{</text:p>
      <text:p text:style-name="P2"><text:s text:c="4"/>_id: ObjectId("636775f6351b3abce8d0ae9a"),</text:p>
      <text:p text:style-name="P2"><text:s text:c="4"/>Empid: 2,</text:p>
      <text:p text:style-name="P2"><text:s text:c="4"/>name: 'Neha',</text:p>
      <text:p text:style-name="P2"><text:s text:c="4"/>company: 'TCS',</text:p>
      <text:p text:style-name="P2"><text:s text:c="4"/>salary: 2500,</text:p>
      <text:p text:style-name="P2"><text:s text:c="4"/>designation: 'Programmer',</text:p>
      <text:p text:style-name="P2"><text:s text:c="4"/>age: 18,</text:p>
      <text:p text:style-name="P2"><text:s text:c="4"/>expertise: [ 'MongoDB', 'Mysql', 'Neo4j' ],</text:p>
      <text:p text:style-name="P2"><text:s text:c="4"/>DOB: '3/8/2006',</text:p>
      <text:p text:style-name="P2"><text:s text:c="4"/>Email: 'Pandkarneha@gmail.com',</text:p>
      <text:p text:style-name="P2"><text:s text:c="4"/>addr: [</text:p>
      <text:p text:style-name="P2"><text:s text:c="6"/>{</text:p>
      <text:p text:style-name="P2"><text:s text:c="8"/>city: 'Pune',</text:p>
      <text:p text:style-name="P2"><text:s text:c="8"/>pin: 411001,</text:p>
      <text:p text:style-name="P2"><text:s text:c="8"/>state: 'Maharashtra',</text:p>
      <text:p text:style-name="P2"><text:s text:c="8"/>country: 'India'</text:p>
      <text:p text:style-name="P2"><text:s text:c="6"/>}</text:p>
      <text:p text:style-name="P2"><text:s text:c="4"/>]</text:p>
      <text:p text:style-name="P2"><text:s text:c="2"/>},</text:p>
      <text:p text:style-name="P2"><text:s text:c="2"/>{</text:p>
      <text:p text:style-name="P2"><text:s text:c="4"/>_id: ObjectId("636775f6351b3abce8d0ae9b"),</text:p>
      <text:p text:style-name="P2"><text:s text:c="4"/>Empid: 3,</text:p>
      <text:p text:style-name="P2"><text:s text:c="4"/>name: 'Kartik',</text:p>
      <text:p text:style-name="P2"><text:soft-page-break/><text:s text:c="4"/>company: 'Infosys',</text:p>
      <text:p text:style-name="P2"><text:s text:c="4"/>salary: 40000,</text:p>
      <text:p text:style-name="P2"><text:s text:c="4"/>designation: 'Programmer',</text:p>
      <text:p text:style-name="P2"><text:s text:c="4"/>age: 20,</text:p>
      <text:p text:style-name="P2"><text:s text:c="4"/>expertise: [ 'HTML', 'MongoDB', 'CSS' ],</text:p>
      <text:p text:style-name="P2"><text:s text:c="4"/>DOB: '5/9/2003',</text:p>
      <text:p text:style-name="P2"><text:s text:c="4"/>Email: 'SabaneKartik@gmail.com',</text:p>
      <text:p text:style-name="P2"><text:s text:c="4"/>addr: [ { city: 'Pune', pin: 411030 } ]</text:p>
      <text:p text:style-name="P2"><text:s text:c="2"/>},</text:p>
      <text:p text:style-name="P2"><text:s text:c="2"/>{</text:p>
      <text:p text:style-name="P2"><text:s text:c="4"/>_id: ObjectId("636775f6351b3abce8d0ae9c"),</text:p>
      <text:p text:style-name="P2"><text:s text:c="4"/>Empid: 4,</text:p>
      <text:p text:style-name="P2"><text:s text:c="4"/>name: 'Sachin',</text:p>
      <text:p text:style-name="P2"><text:s text:c="4"/>company: 'Infosys',</text:p>
      <text:p text:style-name="P2"><text:s text:c="4"/>salary: 15000,</text:p>
      <text:p text:style-name="P2"><text:s text:c="4"/>designation: 'Junior Programmer',</text:p>
      <text:p text:style-name="P2"><text:s text:c="4"/>age: 22,</text:p>
      <text:p text:style-name="P2"><text:s text:c="4"/>expertise: [ 'React', 'MongoDB', 'Cassandra' ],</text:p>
      <text:p text:style-name="P2"><text:s text:c="4"/>DOB: '23/6/2001',</text:p>
      <text:p text:style-name="P2"><text:s text:c="4"/>Email: 'sachinrathod@gmai.com',</text:p>
      <text:p text:style-name="P2"><text:s text:c="4"/>addr: [ { city: 'Pune', pin: 411001 }, { city: 'Mumbai', pin: 410004 } ]</text:p>
      <text:p text:style-name="P2"><text:s text:c="2"/>},</text:p>
      <text:p text:style-name="P2"><text:s text:c="2"/>{</text:p>
      <text:p text:style-name="P2"><text:s text:c="4"/>_id: ObjectId("63677955351b3abce8d0ae9d"),</text:p>
      <text:p text:style-name="P2"><text:s text:c="4"/>Empid: 5,</text:p>
      <text:p text:style-name="P2"><text:s text:c="4"/>name: 'Aditya',</text:p>
      <text:p text:style-name="P2"><text:s text:c="4"/>company: 'Blackrock Inc.',</text:p>
      <text:p text:style-name="P2"><text:s text:c="4"/>salary: 230000,</text:p>
      <text:p text:style-name="P2"><text:s text:c="4"/>designation: 'Tester',</text:p>
      <text:p text:style-name="P2"><text:s text:c="4"/>age: 21,</text:p>
      <text:p text:style-name="P2"><text:s text:c="4"/>expertise: [</text:p>
      <text:p text:style-name="P2"><text:s text:c="6"/>'React',</text:p>
      <text:p text:style-name="P2"><text:s text:c="6"/>'Matplotlib',</text:p>
      <text:p text:style-name="P2"><text:s text:c="6"/>'Python',</text:p>
      <text:p text:style-name="P2"><text:s text:c="6"/>'MongoDb',</text:p>
      <text:p text:style-name="P2"><text:s text:c="6"/>'Mysql',</text:p>
      <text:p text:style-name="P2"><text:s text:c="6"/>'Cassandra'</text:p>
      <text:p text:style-name="P2"><text:s text:c="4"/>],</text:p>
      <text:p text:style-name="P2"><text:s text:c="4"/>DOB: '3/10/2001',</text:p>
      <text:p text:style-name="P2"><text:s text:c="4"/>Email: 'WaghAditya@gmail.com',</text:p>
      <text:p text:style-name="P2"><text:s text:c="4"/>addr: [</text:p>
      <text:p text:style-name="P2"><text:s text:c="6"/>{</text:p>
      <text:p text:style-name="P2"><text:s text:c="8"/>city: 'Pune',</text:p>
      <text:p text:style-name="P2"><text:s text:c="8"/>pin: 411008,</text:p>
      <text:p text:style-name="P2"><text:s text:c="8"/>state: 'Maharastra',</text:p>
      <text:p text:style-name="P2"><text:s text:c="8"/>country: 'India'</text:p>
      <text:p text:style-name="P2"><text:s text:c="6"/>}</text:p>
      <text:p text:style-name="P2"><text:s text:c="4"/>]</text:p>
      <text:p text:style-name="P2"><text:s text:c="2"/>},</text:p>
      <text:p text:style-name="P2"><text:s text:c="2"/>{</text:p>
      <text:p text:style-name="P2"><text:s text:c="4"/>_id: ObjectId("63677955351b3abce8d0ae9e"),</text:p>
      <text:p text:style-name="P2"><text:s text:c="4"/>Empid: 6,</text:p>
      <text:p text:style-name="P2"><text:soft-page-break/><text:s text:c="4"/>name: 'Jack',</text:p>
      <text:p text:style-name="P2"><text:s text:c="4"/>company: 'TCS',</text:p>
      <text:p text:style-name="P2"><text:s text:c="4"/>salary: 1500,</text:p>
      <text:p text:style-name="P2"><text:s text:c="4"/>designation: 'Developer',</text:p>
      <text:p text:style-name="P2"><text:s text:c="4"/>age: 19,</text:p>
      <text:p text:style-name="P2"><text:s text:c="4"/>expertise: [ 'MongoDB', 'Cassandra' ],</text:p>
      <text:p text:style-name="P2"><text:s text:c="4"/>DOB: '19/8/2003',</text:p>
      <text:p text:style-name="P2"><text:s text:c="4"/>Email: 'Jackreacher@gmail.com',</text:p>
      <text:p text:style-name="P2"><text:s text:c="4"/>addr: [ { city: 'Paris', pin: 12998 } ]</text:p>
      <text:p text:style-name="P2"><text:s text:c="2"/>},</text:p>
      <text:p text:style-name="P2"><text:s text:c="2"/>{</text:p>
      <text:p text:style-name="P2"><text:s text:c="4"/>_id: ObjectId("63677955351b3abce8d0ae9f"),</text:p>
      <text:p text:style-name="P2"><text:s text:c="4"/>Empid: 7,</text:p>
      <text:p text:style-name="P2"><text:s text:c="4"/>name: 'Abigali',</text:p>
      <text:p text:style-name="P2"><text:s text:c="4"/>company: 'Infosys',</text:p>
      <text:p text:style-name="P2"><text:s text:c="4"/>salary: 2900,</text:p>
      <text:p text:style-name="P2"><text:s text:c="4"/>designation: 'Programmer',</text:p>
      <text:p text:style-name="P2"><text:s text:c="4"/>age: 39,</text:p>
      <text:p text:style-name="P2"><text:s text:c="4"/>expertise: [ 'Mysql', 'MongoDB' ],</text:p>
      <text:p text:style-name="P2"><text:s text:c="4"/>DOB: '5/7/2003',</text:p>
      <text:p text:style-name="P2"><text:s text:c="4"/>Email: 'AbigaliK@gmail.com',</text:p>
      <text:p text:style-name="P2"><text:s text:c="4"/>addr: [ { city: 'London', pin: 12455 }, { city: 'Pune', pin: 411001 } ]</text:p>
      <text:p text:style-name="P2"><text:s text:c="2"/>},</text:p>
      <text:p text:style-name="P2"><text:s text:c="2"/>{</text:p>
      <text:p text:style-name="P2"><text:s text:c="4"/>_id: ObjectId("63677955351b3abce8d0aea0"),</text:p>
      <text:p text:style-name="P2"><text:s text:c="4"/>Empid: 8,</text:p>
      <text:p text:style-name="P2"><text:s text:c="4"/>name: 'Sawyer',</text:p>
      <text:p text:style-name="P2"><text:s text:c="4"/>company: 'TCS',</text:p>
      <text:p text:style-name="P2"><text:s text:c="4"/>salary: 15000,</text:p>
      <text:p text:style-name="P2"><text:s text:c="4"/>designation: 'Tester',</text:p>
      <text:p text:style-name="P2"><text:s text:c="4"/>age: 46,</text:p>
      <text:p text:style-name="P2"><text:s text:c="4"/>expertise: [ 'React', 'MongoDB', 'Cassandra' ],</text:p>
      <text:p text:style-name="P2"><text:s text:c="4"/>DOB: '20/9/2005',</text:p>
      <text:p text:style-name="P2"><text:s text:c="4"/>Email: 'Sawyer1234@gmail.com',</text:p>
      <text:p text:style-name="P2"><text:s text:c="4"/>addr: [ { city: 'Pune', pin: 411001 }, { city: 'Mumbai', pin: 410005 } ]</text:p>
      <text:p text:style-name="P2"><text:s text:c="2"/>},</text:p>
      <text:p text:style-name="P2"><text:s text:c="2"/>{</text:p>
      <text:p text:style-name="P2"><text:s text:c="4"/>_id: ObjectId("63677955351b3abce8d0aea1"),</text:p>
      <text:p text:style-name="P2"><text:s text:c="4"/>Empid: 9,</text:p>
      <text:p text:style-name="P2"><text:s text:c="4"/>name: 'Matsumoto',</text:p>
      <text:p text:style-name="P2"><text:s text:c="4"/>company: 'IMC',</text:p>
      <text:p text:style-name="P2"><text:s text:c="4"/>salary: 3000,</text:p>
      <text:p text:style-name="P2"><text:s text:c="4"/>designation: 'Developer',</text:p>
      <text:p text:style-name="P2"><text:s text:c="4"/>age: 35,</text:p>
      <text:p text:style-name="P2"><text:s text:c="4"/>expertise: [ 'Mysql', 'MongoDB' ],</text:p>
      <text:p text:style-name="P2"><text:s text:c="4"/>DOB: '23/7/1994',</text:p>
      <text:p text:style-name="P2"><text:s text:c="4"/>Email: 'Matsumoto@gmail.com',</text:p>
      <text:p text:style-name="P2"><text:s text:c="4"/>addr: [</text:p>
      <text:p text:style-name="P2"><text:s text:c="6"/>{ city: 'Pune', pin: 411001 },</text:p>
      <text:p text:style-name="P2"><text:s text:c="6"/>{ city: 'Tokyo', country: 'Japan' }</text:p>
      <text:p text:style-name="P2"><text:s text:c="4"/>]</text:p>
      <text:p text:style-name="P2"><text:s text:c="2"/>},</text:p>
      <text:p text:style-name="P2"><text:soft-page-break/><text:s text:c="2"/>{</text:p>
      <text:p text:style-name="P2"><text:s text:c="4"/>_id: ObjectId("63677955351b3abce8d0aea2"),</text:p>
      <text:p text:style-name="P2"><text:s text:c="4"/>Empid: 10,</text:p>
      <text:p text:style-name="P2"><text:s text:c="4"/>name: 'Smith',</text:p>
      <text:p text:style-name="P2"><text:s text:c="4"/>company: 'Infosys',</text:p>
      <text:p text:style-name="P2"><text:s text:c="4"/>salary: 30000,</text:p>
      <text:p text:style-name="P2"><text:s text:c="4"/>designation: 'Tester',</text:p>
      <text:p text:style-name="P2"><text:s text:c="4"/>age: 40,</text:p>
      <text:p text:style-name="P2"><text:s text:c="4"/>expertise: [ 'MongoDB', 'Mysql' ],</text:p>
      <text:p text:style-name="P2"><text:s text:c="4"/>DOB: '7/12/1984',</text:p>
      <text:p text:style-name="P2"><text:s text:c="4"/>Email: 'Smith@gmail.com',</text:p>
      <text:p text:style-name="P2"><text:s text:c="4"/>addr: [ { city: 'Pune', pin: 411002 } ]</text:p>
      <text:p text:style-name="P2"><text:s text:c="2"/>}</text:p>
      <text:p text:style-name="P2">]</text:p>
      <text:p text:style-name="P2"/>
      <text:p text:style-name="P2">Empdb&gt; db.Employee.find({$and:[{"designation":"Programmer"},{"salary":{$gt:3000}}]}).pretty();</text:p>
      <text:p text:style-name="P2">[</text:p>
      <text:p text:style-name="P2"><text:s text:c="2"/>{</text:p>
      <text:p text:style-name="P2"><text:s text:c="4"/>_id: ObjectId("636775f6351b3abce8d0ae9b"),</text:p>
      <text:p text:style-name="P2"><text:s text:c="4"/>Empid: 3,</text:p>
      <text:p text:style-name="P2"><text:s text:c="4"/>name: 'Kartik',</text:p>
      <text:p text:style-name="P2"><text:s text:c="4"/>company: 'Infosys',</text:p>
      <text:p text:style-name="P2"><text:s text:c="4"/>salary: 40000,</text:p>
      <text:p text:style-name="P2"><text:s text:c="4"/>designation: 'Programmer',</text:p>
      <text:p text:style-name="P2"><text:s text:c="4"/>age: 20,</text:p>
      <text:p text:style-name="P2"><text:s text:c="4"/>expertise: [ 'HTML', 'MongoDB', 'CSS' ],</text:p>
      <text:p text:style-name="P2"><text:s text:c="4"/>DOB: '5/9/2003',</text:p>
      <text:p text:style-name="P2"><text:s text:c="4"/>Email: 'SabaneKartik@gmail.com',</text:p>
      <text:p text:style-name="P2"><text:s text:c="4"/>addr: [ { city: 'Pune', pin: 411030 } ]</text:p>
      <text:p text:style-name="P2"><text:s text:c="2"/>}</text:p>
      <text:p text:style-name="P2">]</text:p>
      <text:p text:style-name="P2">Empdb&gt; db.Employee.find({$and:[{"designation":"Tester"},{"age":{$eq:25}}]}).pretty();</text:p>
      <text:p text:style-name="P2"/>
      <text:p text:style-name="P2">Empdb&gt; db.Employee.insertOne({Empid:11,name:"Vikram",company:"Infosys",salary:2890,designation:"Tester",age:25,expertise:["Mysql"],DOB:"24/3/1998",Email:"Vikram@gmail.com",addr:[{city:"Pune",pin:411001}]});</text:p>
      <text:p text:style-name="P2">{</text:p>
      <text:p text:style-name="P2"><text:s text:c="2"/>acknowledged: true,</text:p>
      <text:p text:style-name="P2"><text:s text:c="2"/>insertedId: ObjectId("63677bb4351b3abce8d0aea3")</text:p>
      <text:p text:style-name="P2">}</text:p>
      <text:p text:style-name="P2">Empdb&gt; db.Employee.find({$and:[{"designation":"Tester"},{"age":{$eq:25}}]}).pretty();</text:p>
      <text:p text:style-name="P2">[</text:p>
      <text:p text:style-name="P2"><text:s text:c="2"/>{</text:p>
      <text:p text:style-name="P2"><text:s text:c="4"/>_id: ObjectId("63677bb4351b3abce8d0aea3"),</text:p>
      <text:p text:style-name="P2"><text:s text:c="4"/>Empid: 11,</text:p>
      <text:p text:style-name="P2"><text:s text:c="4"/>name: 'Vikram',</text:p>
      <text:p text:style-name="P2"><text:s text:c="4"/>company: 'Infosys',</text:p>
      <text:p text:style-name="P2"><text:s text:c="4"/>salary: 2890,</text:p>
      <text:p text:style-name="P2"><text:s text:c="4"/>designation: 'Tester',</text:p>
      <text:p text:style-name="P2"><text:s text:c="4"/>age: 25,</text:p>
      <text:p text:style-name="P2"><text:soft-page-break/><text:s text:c="4"/>expertise: [ 'Mysql' ],</text:p>
      <text:p text:style-name="P2"><text:s text:c="4"/>DOB: '24/3/1998',</text:p>
      <text:p text:style-name="P2"><text:s text:c="4"/>Email: 'Vikram@gmail.com',</text:p>
      <text:p text:style-name="P2"><text:s text:c="4"/>addr: [ { city: 'Pune', pin: 411001 } ]</text:p>
      <text:p text:style-name="P2"><text:s text:c="2"/>}</text:p>
      <text:p text:style-name="P2">]</text:p>
      <text:p text:style-name="P2"/>
      <text:p text:style-name="P2">Empdb&gt; db.Employee.find({$or:[{"salary":{$gt:40000}},{"age":{$lt:30}}]}).pretty();</text:p>
      <text:p text:style-name="P2">[</text:p>
      <text:p text:style-name="P2"><text:s text:c="2"/>{</text:p>
      <text:p text:style-name="P2"><text:s text:c="4"/>_id: ObjectId("636775f6351b3abce8d0ae99"),</text:p>
      <text:p text:style-name="P2"><text:s text:c="4"/>Empid: 1,</text:p>
      <text:p text:style-name="P2"><text:s text:c="4"/>name: 'Shashank',</text:p>
      <text:p text:style-name="P2"><text:s text:c="4"/>company: 'Google',</text:p>
      <text:p text:style-name="P2"><text:s text:c="4"/>salary: 300000,</text:p>
      <text:p text:style-name="P2"><text:s text:c="4"/>designation: 'Staff Engineer',</text:p>
      <text:p text:style-name="P2"><text:s text:c="4"/>age: 21,</text:p>
      <text:p text:style-name="P2"><text:s text:c="4"/>expertise: [ 'React', 'MongoDb', 'Mysql', 'Cassandra' ],</text:p>
      <text:p text:style-name="P2"><text:s text:c="4"/>DOB: '26/12/2002',</text:p>
      <text:p text:style-name="P2"><text:s text:c="4"/>Email: 'Pandkarshashank@gmail.com',</text:p>
      <text:p text:style-name="P2"><text:s text:c="4"/>addr: [</text:p>
      <text:p text:style-name="P2"><text:s text:c="6"/>{</text:p>
      <text:p text:style-name="P2"><text:s text:c="8"/>city: 'Pune',</text:p>
      <text:p text:style-name="P2"><text:s text:c="8"/>pin: 411009,</text:p>
      <text:p text:style-name="P2"><text:s text:c="8"/>state: 'Maharastra',</text:p>
      <text:p text:style-name="P2"><text:s text:c="8"/>country: 'India'</text:p>
      <text:p text:style-name="P2"><text:s text:c="6"/>},</text:p>
      <text:p text:style-name="P2"><text:s text:c="6"/>{ city: 'San Fransico', state: 'Los Angelas', country: 'USA' }</text:p>
      <text:p text:style-name="P2"><text:s text:c="4"/>]</text:p>
      <text:p text:style-name="P2"><text:s text:c="2"/>},</text:p>
      <text:p text:style-name="P2"><text:s text:c="2"/>{</text:p>
      <text:p text:style-name="P2"><text:s text:c="4"/>_id: ObjectId("636775f6351b3abce8d0ae9a"),</text:p>
      <text:p text:style-name="P2"><text:s text:c="4"/>Empid: 2,</text:p>
      <text:p text:style-name="P2"><text:s text:c="4"/>name: 'Neha',</text:p>
      <text:p text:style-name="P2"><text:s text:c="4"/>company: 'TCS',</text:p>
      <text:p text:style-name="P2"><text:s text:c="4"/>salary: 2500,</text:p>
      <text:p text:style-name="P2"><text:s text:c="4"/>designation: 'Programmer',</text:p>
      <text:p text:style-name="P2"><text:s text:c="4"/>age: 18,</text:p>
      <text:p text:style-name="P2"><text:s text:c="4"/>expertise: [ 'MongoDB', 'Mysql', 'Neo4j' ],</text:p>
      <text:p text:style-name="P2"><text:s text:c="4"/>DOB: '3/8/2006',</text:p>
      <text:p text:style-name="P2"><text:s text:c="4"/>Email: 'Pandkarneha@gmail.com',</text:p>
      <text:p text:style-name="P2"><text:s text:c="4"/>addr: [</text:p>
      <text:p text:style-name="P2"><text:s text:c="6"/>{</text:p>
      <text:p text:style-name="P2"><text:s text:c="8"/>city: 'Pune',</text:p>
      <text:p text:style-name="P2"><text:s text:c="8"/>pin: 411001,</text:p>
      <text:p text:style-name="P2"><text:s text:c="8"/>state: 'Maharashtra',</text:p>
      <text:p text:style-name="P2"><text:s text:c="8"/>country: 'India'</text:p>
      <text:p text:style-name="P2"><text:s text:c="6"/>}</text:p>
      <text:p text:style-name="P2"><text:s text:c="4"/>]</text:p>
      <text:p text:style-name="P2"><text:s text:c="2"/>},</text:p>
      <text:p text:style-name="P2"><text:s text:c="2"/>{</text:p>
      <text:p text:style-name="P2"><text:s text:c="4"/>_id: ObjectId("636775f6351b3abce8d0ae9b"),</text:p>
      <text:p text:style-name="P2"><text:soft-page-break/><text:s text:c="4"/>Empid: 3,</text:p>
      <text:p text:style-name="P2"><text:s text:c="4"/>name: 'Kartik',</text:p>
      <text:p text:style-name="P2"><text:s text:c="4"/>company: 'Infosys',</text:p>
      <text:p text:style-name="P2"><text:s text:c="4"/>salary: 40000,</text:p>
      <text:p text:style-name="P2"><text:s text:c="4"/>designation: 'Programmer',</text:p>
      <text:p text:style-name="P2"><text:s text:c="4"/>age: 20,</text:p>
      <text:p text:style-name="P2"><text:s text:c="4"/>expertise: [ 'HTML', 'MongoDB', 'CSS' ],</text:p>
      <text:p text:style-name="P2"><text:s text:c="4"/>DOB: '5/9/2003',</text:p>
      <text:p text:style-name="P2"><text:s text:c="4"/>Email: 'SabaneKartik@gmail.com',</text:p>
      <text:p text:style-name="P2"><text:s text:c="4"/>addr: [ { city: 'Pune', pin: 411030 } ]</text:p>
      <text:p text:style-name="P2"><text:s text:c="2"/>},</text:p>
      <text:p text:style-name="P2"><text:s text:c="2"/>{</text:p>
      <text:p text:style-name="P2"><text:s text:c="4"/>_id: ObjectId("636775f6351b3abce8d0ae9c"),</text:p>
      <text:p text:style-name="P2"><text:s text:c="4"/>Empid: 4,</text:p>
      <text:p text:style-name="P2"><text:s text:c="4"/>name: 'Sachin',</text:p>
      <text:p text:style-name="P2"><text:s text:c="4"/>company: 'Infosys',</text:p>
      <text:p text:style-name="P2"><text:s text:c="4"/>salary: 15000,</text:p>
      <text:p text:style-name="P2"><text:s text:c="4"/>designation: 'Junior Programmer',</text:p>
      <text:p text:style-name="P2"><text:s text:c="4"/>age: 22,</text:p>
      <text:p text:style-name="P2"><text:s text:c="4"/>expertise: [ 'React', 'MongoDB', 'Cassandra' ],</text:p>
      <text:p text:style-name="P2"><text:s text:c="4"/>DOB: '23/6/2001',</text:p>
      <text:p text:style-name="P2"><text:s text:c="4"/>Email: 'sachinrathod@gmai.com',</text:p>
      <text:p text:style-name="P2"><text:s text:c="4"/>addr: [ { city: 'Pune', pin: 411001 }, { city: 'Mumbai', pin: 410004 } ]</text:p>
      <text:p text:style-name="P2"><text:s text:c="2"/>},</text:p>
      <text:p text:style-name="P2"><text:s text:c="2"/>{</text:p>
      <text:p text:style-name="P2"><text:s text:c="4"/>_id: ObjectId("63677955351b3abce8d0ae9d"),</text:p>
      <text:p text:style-name="P2"><text:s text:c="4"/>Empid: 5,</text:p>
      <text:p text:style-name="P2"><text:s text:c="4"/>name: 'Aditya',</text:p>
      <text:p text:style-name="P2"><text:s text:c="4"/>company: 'Blackrock Inc.',</text:p>
      <text:p text:style-name="P2"><text:s text:c="4"/>salary: 230000,</text:p>
      <text:p text:style-name="P2"><text:s text:c="4"/>designation: 'Tester',</text:p>
      <text:p text:style-name="P2"><text:s text:c="4"/>age: 21,</text:p>
      <text:p text:style-name="P2"><text:s text:c="4"/>expertise: [</text:p>
      <text:p text:style-name="P2"><text:s text:c="6"/>'React',</text:p>
      <text:p text:style-name="P2"><text:s text:c="6"/>'Matplotlib',</text:p>
      <text:p text:style-name="P2"><text:s text:c="6"/>'Python',</text:p>
      <text:p text:style-name="P2"><text:s text:c="6"/>'MongoDb',</text:p>
      <text:p text:style-name="P2"><text:s text:c="6"/>'Mysql',</text:p>
      <text:p text:style-name="P2"><text:s text:c="6"/>'Cassandra'</text:p>
      <text:p text:style-name="P2"><text:s text:c="4"/>],</text:p>
      <text:p text:style-name="P2"><text:s text:c="4"/>DOB: '3/10/2001',</text:p>
      <text:p text:style-name="P2"><text:s text:c="4"/>Email: 'WaghAditya@gmail.com',</text:p>
      <text:p text:style-name="P2"><text:s text:c="4"/>addr: [</text:p>
      <text:p text:style-name="P2"><text:s text:c="6"/>{</text:p>
      <text:p text:style-name="P2"><text:s text:c="8"/>city: 'Pune',</text:p>
      <text:p text:style-name="P2"><text:s text:c="8"/>pin: 411008,</text:p>
      <text:p text:style-name="P2"><text:s text:c="8"/>state: 'Maharastra',</text:p>
      <text:p text:style-name="P2"><text:s text:c="8"/>country: 'India'</text:p>
      <text:p text:style-name="P2"><text:s text:c="6"/>}</text:p>
      <text:p text:style-name="P2"><text:s text:c="4"/>]</text:p>
      <text:p text:style-name="P2"><text:s text:c="2"/>},</text:p>
      <text:p text:style-name="P2"><text:s text:c="2"/>{</text:p>
      <text:p text:style-name="P2"><text:soft-page-break/><text:s text:c="4"/>_id: ObjectId("63677955351b3abce8d0ae9e"),</text:p>
      <text:p text:style-name="P2"><text:s text:c="4"/>Empid: 6,</text:p>
      <text:p text:style-name="P2"><text:s text:c="4"/>name: 'Jack',</text:p>
      <text:p text:style-name="P2"><text:s text:c="4"/>company: 'TCS',</text:p>
      <text:p text:style-name="P2"><text:s text:c="4"/>salary: 1500,</text:p>
      <text:p text:style-name="P2"><text:s text:c="4"/>designation: 'Developer',</text:p>
      <text:p text:style-name="P2"><text:s text:c="4"/>age: 19,</text:p>
      <text:p text:style-name="P2"><text:s text:c="4"/>expertise: [ 'MongoDB', 'Cassandra' ],</text:p>
      <text:p text:style-name="P2"><text:s text:c="4"/>DOB: '19/8/2003',</text:p>
      <text:p text:style-name="P2"><text:s text:c="4"/>Email: 'Jackreacher@gmail.com',</text:p>
      <text:p text:style-name="P2"><text:s text:c="4"/>addr: [ { city: 'Paris', pin: 12998 } ]</text:p>
      <text:p text:style-name="P2"><text:s text:c="2"/>},</text:p>
      <text:p text:style-name="P2"><text:s text:c="2"/>{</text:p>
      <text:p text:style-name="P2"><text:s text:c="4"/>_id: ObjectId("63677bb4351b3abce8d0aea3"),</text:p>
      <text:p text:style-name="P2"><text:s text:c="4"/>Empid: 11,</text:p>
      <text:p text:style-name="P2"><text:s text:c="4"/>name: 'Vikram',</text:p>
      <text:p text:style-name="P2"><text:s text:c="4"/>company: 'Infosys',</text:p>
      <text:p text:style-name="P2"><text:s text:c="4"/>salary: 2890,</text:p>
      <text:p text:style-name="P2"><text:s text:c="4"/>designation: 'Tester',</text:p>
      <text:p text:style-name="P2"><text:s text:c="4"/>age: 25,</text:p>
      <text:p text:style-name="P2"><text:s text:c="4"/>expertise: [ 'Mysql' ],</text:p>
      <text:p text:style-name="P2"><text:s text:c="4"/>DOB: '24/3/1998',</text:p>
      <text:p text:style-name="P2"><text:s text:c="4"/>Email: 'Vikram@gmail.com',</text:p>
      <text:p text:style-name="P2"><text:s text:c="4"/>addr: [ { city: 'Pune', pin: 411001 } ]</text:p>
      <text:p text:style-name="P2"><text:s text:c="2"/>}</text:p>
      <text:p text:style-name="P2">]</text:p>
      <text:p text:style-name="P2"/>
      <text:p text:style-name="P2">Empdb&gt; db.Employee.find({"addr":{"city":"Pune","pin":411001}}).pretty();</text:p>
      <text:p text:style-name="P2">[</text:p>
      <text:p text:style-name="P2"><text:s text:c="2"/>{</text:p>
      <text:p text:style-name="P2"><text:s text:c="4"/>_id: ObjectId("636775f6351b3abce8d0ae9c"),</text:p>
      <text:p text:style-name="P2"><text:s text:c="4"/>Empid: 4,</text:p>
      <text:p text:style-name="P2"><text:s text:c="4"/>name: 'Sachin',</text:p>
      <text:p text:style-name="P2"><text:s text:c="4"/>company: 'Infosys',</text:p>
      <text:p text:style-name="P2"><text:s text:c="4"/>salary: 15000,</text:p>
      <text:p text:style-name="P2"><text:s text:c="4"/>designation: 'Junior Programmer',</text:p>
      <text:p text:style-name="P2"><text:s text:c="4"/>age: 22,</text:p>
      <text:p text:style-name="P2"><text:s text:c="4"/>expertise: [ 'React', 'MongoDB', 'Cassandra' ],</text:p>
      <text:p text:style-name="P2"><text:s text:c="4"/>DOB: '23/6/2001',</text:p>
      <text:p text:style-name="P2"><text:s text:c="4"/>Email: 'sachinrathod@gmai.com',</text:p>
      <text:p text:style-name="P2"><text:s text:c="4"/>addr: [ { city: 'Pune', pin: 411001 }, { city: 'Mumbai', pin: 410004 } ]</text:p>
      <text:p text:style-name="P2"><text:s text:c="2"/>},</text:p>
      <text:p text:style-name="P2"><text:s text:c="2"/>{</text:p>
      <text:p text:style-name="P2"><text:s text:c="4"/>_id: ObjectId("63677955351b3abce8d0ae9f"),</text:p>
      <text:p text:style-name="P2"><text:s text:c="4"/>Empid: 7,</text:p>
      <text:p text:style-name="P2"><text:s text:c="4"/>name: 'Abigali',</text:p>
      <text:p text:style-name="P2"><text:s text:c="4"/>company: 'Infosys',</text:p>
      <text:p text:style-name="P2"><text:s text:c="4"/>salary: 2900,</text:p>
      <text:p text:style-name="P2"><text:s text:c="4"/>designation: 'Programmer',</text:p>
      <text:p text:style-name="P2"><text:s text:c="4"/>age: 39,</text:p>
      <text:p text:style-name="P2"><text:s text:c="4"/>expertise: [ 'Mysql', 'MongoDB' ],</text:p>
      <text:p text:style-name="P2"><text:s text:c="4"/>DOB: '5/7/2003',</text:p>
      <text:p text:style-name="P2"><text:soft-page-break/><text:s text:c="4"/>Email: 'AbigaliK@gmail.com',</text:p>
      <text:p text:style-name="P2"><text:s text:c="4"/>addr: [ { city: 'London', pin: 12455 }, { city: 'Pune', pin: 411001 } ]</text:p>
      <text:p text:style-name="P2"><text:s text:c="2"/>},</text:p>
      <text:p text:style-name="P2"><text:s text:c="2"/>{</text:p>
      <text:p text:style-name="P2"><text:s text:c="4"/>_id: ObjectId("63677955351b3abce8d0aea0"),</text:p>
      <text:p text:style-name="P2"><text:s text:c="4"/>Empid: 8,</text:p>
      <text:p text:style-name="P2"><text:s text:c="4"/>name: 'Sawyer',</text:p>
      <text:p text:style-name="P2"><text:s text:c="4"/>company: 'TCS',</text:p>
      <text:p text:style-name="P2"><text:s text:c="4"/>salary: 15000,</text:p>
      <text:p text:style-name="P2"><text:s text:c="4"/>designation: 'Tester',</text:p>
      <text:p text:style-name="P2"><text:s text:c="4"/>age: 46,</text:p>
      <text:p text:style-name="P2"><text:s text:c="4"/>expertise: [ 'React', 'MongoDB', 'Cassandra' ],</text:p>
      <text:p text:style-name="P2"><text:s text:c="4"/>DOB: '20/9/2005',</text:p>
      <text:p text:style-name="P2"><text:s text:c="4"/>Email: 'Sawyer1234@gmail.com',</text:p>
      <text:p text:style-name="P2"><text:s text:c="4"/>addr: [ { city: 'Pune', pin: 411001 }, { city: 'Mumbai', pin: 410005 } ]</text:p>
      <text:p text:style-name="P2"><text:s text:c="2"/>},</text:p>
      <text:p text:style-name="P2"><text:s text:c="2"/>{</text:p>
      <text:p text:style-name="P2"><text:s text:c="4"/>_id: ObjectId("63677955351b3abce8d0aea1"),</text:p>
      <text:p text:style-name="P2"><text:s text:c="4"/>Empid: 9,</text:p>
      <text:p text:style-name="P2"><text:s text:c="4"/>name: 'Matsumoto',</text:p>
      <text:p text:style-name="P2"><text:s text:c="4"/>company: 'IMC',</text:p>
      <text:p text:style-name="P2"><text:s text:c="4"/>salary: 3000,</text:p>
      <text:p text:style-name="P2"><text:s text:c="4"/>designation: 'Developer',</text:p>
      <text:p text:style-name="P2"><text:s text:c="4"/>age: 35,</text:p>
      <text:p text:style-name="P2"><text:s text:c="4"/>expertise: [ 'Mysql', 'MongoDB' ],</text:p>
      <text:p text:style-name="P2"><text:s text:c="4"/>DOB: '23/7/1994',</text:p>
      <text:p text:style-name="P2"><text:s text:c="4"/>Email: 'Matsumoto@gmail.com',</text:p>
      <text:p text:style-name="P2"><text:s text:c="4"/>addr: [</text:p>
      <text:p text:style-name="P2"><text:s text:c="6"/>{ city: 'Pune', pin: 411001 },</text:p>
      <text:p text:style-name="P2"><text:s text:c="6"/>{ city: 'Tokyo', country: 'Japan' }</text:p>
      <text:p text:style-name="P2"><text:s text:c="4"/>]</text:p>
      <text:p text:style-name="P2"><text:s text:c="2"/>},</text:p>
      <text:p text:style-name="P2"><text:s text:c="2"/>{</text:p>
      <text:p text:style-name="P2"><text:s text:c="4"/>_id: ObjectId("63677bb4351b3abce8d0aea3"),</text:p>
      <text:p text:style-name="P2"><text:s text:c="4"/>Empid: 11,</text:p>
      <text:p text:style-name="P2"><text:s text:c="4"/>name: 'Vikram',</text:p>
      <text:p text:style-name="P2"><text:s text:c="4"/>company: 'Infosys',</text:p>
      <text:p text:style-name="P2"><text:s text:c="4"/>salary: 2890,</text:p>
      <text:p text:style-name="P2"><text:s text:c="4"/>designation: 'Tester',</text:p>
      <text:p text:style-name="P2"><text:s text:c="4"/>age: 25,</text:p>
      <text:p text:style-name="P2"><text:s text:c="4"/>expertise: [ 'Mysql' ],</text:p>
      <text:p text:style-name="P2"><text:s text:c="4"/>DOB: '24/3/1998',</text:p>
      <text:p text:style-name="P2"><text:s text:c="4"/>Email: 'Vikram@gmail.com',</text:p>
      <text:p text:style-name="P2"><text:s text:c="4"/>addr: [ { city: 'Pune', pin: 411001 } ]</text:p>
      <text:p text:style-name="P2"><text:s text:c="2"/>}</text:p>
      <text:p text:style-name="P2">]</text:p>
      <text:p text:style-name="P2"/>
      <text:p text:style-name="P2">Empdb&gt; db.Employee.update({"company":"TCS"},{$set:{"salary":2000}});</text:p>
      <text:p text:style-name="P2">DeprecationWarning: Collection.update() is deprecated. Use updateOne, updateMany, or bulkWrite.</text:p>
      <text:p text:style-name="P2">{</text:p>
      <text:p text:style-name="P2"><text:s text:c="2"/>acknowledged: true,</text:p>
      <text:p text:style-name="P2"><text:s text:c="2"/>insertedId: null,</text:p>
      <text:p text:style-name="P2"><text:soft-page-break/><text:s text:c="2"/>matchedCount: 1,</text:p>
      <text:p text:style-name="P2"><text:s text:c="2"/>modifiedCount: 1,</text:p>
      <text:p text:style-name="P2"><text:s text:c="2"/>upsertedCount: 0</text:p>
      <text:p text:style-name="P2">}</text:p>
      <text:p text:style-name="P2"/>
      <text:p text:style-name="P2">Empdb&gt; db.Employee.find({"designation":{$ne:"Developer"}}).pretty();</text:p>
      <text:p text:style-name="P2">[</text:p>
      <text:p text:style-name="P2"><text:s text:c="2"/>{</text:p>
      <text:p text:style-name="P2"><text:s text:c="4"/>_id: ObjectId("636775f6351b3abce8d0ae99"),</text:p>
      <text:p text:style-name="P2"><text:s text:c="4"/>Empid: 1,</text:p>
      <text:p text:style-name="P2"><text:s text:c="4"/>name: 'Shashank',</text:p>
      <text:p text:style-name="P2"><text:s text:c="4"/>company: 'Google',</text:p>
      <text:p text:style-name="P2"><text:s text:c="4"/>salary: 300000,</text:p>
      <text:p text:style-name="P2"><text:s text:c="4"/>designation: 'Staff Engineer',</text:p>
      <text:p text:style-name="P2"><text:s text:c="4"/>age: 21,</text:p>
      <text:p text:style-name="P2"><text:s text:c="4"/>expertise: [ 'React', 'MongoDb', 'Mysql', 'Cassandra' ],</text:p>
      <text:p text:style-name="P2"><text:s text:c="4"/>DOB: '26/12/2002',</text:p>
      <text:p text:style-name="P2"><text:s text:c="4"/>Email: 'Pandkarshashank@gmail.com',</text:p>
      <text:p text:style-name="P2"><text:s text:c="4"/>addr: [</text:p>
      <text:p text:style-name="P2"><text:s text:c="6"/>{</text:p>
      <text:p text:style-name="P2"><text:s text:c="8"/>city: 'Pune',</text:p>
      <text:p text:style-name="P2"><text:s text:c="8"/>pin: 411009,</text:p>
      <text:p text:style-name="P2"><text:s text:c="8"/>state: 'Maharastra',</text:p>
      <text:p text:style-name="P2"><text:s text:c="8"/>country: 'India'</text:p>
      <text:p text:style-name="P2"><text:s text:c="6"/>},</text:p>
      <text:p text:style-name="P2"><text:s text:c="6"/>{ city: 'San Fransico', state: 'Los Angelas', country: 'USA' }</text:p>
      <text:p text:style-name="P2"><text:s text:c="4"/>]</text:p>
      <text:p text:style-name="P2"><text:s text:c="2"/>},</text:p>
      <text:p text:style-name="P2"><text:s text:c="2"/>{</text:p>
      <text:p text:style-name="P2"><text:s text:c="4"/>_id: ObjectId("636775f6351b3abce8d0ae9a"),</text:p>
      <text:p text:style-name="P2"><text:s text:c="4"/>Empid: 2,</text:p>
      <text:p text:style-name="P2"><text:s text:c="4"/>name: 'Neha',</text:p>
      <text:p text:style-name="P2"><text:s text:c="4"/>company: 'TCS',</text:p>
      <text:p text:style-name="P2"><text:s text:c="4"/>salary: 2000,</text:p>
      <text:p text:style-name="P2"><text:s text:c="4"/>designation: 'Programmer',</text:p>
      <text:p text:style-name="P2"><text:s text:c="4"/>age: 18,</text:p>
      <text:p text:style-name="P2"><text:s text:c="4"/>expertise: [ 'MongoDB', 'Mysql', 'Neo4j' ],</text:p>
      <text:p text:style-name="P2"><text:s text:c="4"/>DOB: '3/8/2006',</text:p>
      <text:p text:style-name="P2"><text:s text:c="4"/>Email: 'Pandkarneha@gmail.com',</text:p>
      <text:p text:style-name="P2"><text:s text:c="4"/>addr: [</text:p>
      <text:p text:style-name="P2"><text:s text:c="6"/>{</text:p>
      <text:p text:style-name="P2"><text:s text:c="8"/>city: 'Pune',</text:p>
      <text:p text:style-name="P2"><text:s text:c="8"/>pin: 411001,</text:p>
      <text:p text:style-name="P2"><text:s text:c="8"/>state: 'Maharashtra',</text:p>
      <text:p text:style-name="P2"><text:s text:c="8"/>country: 'India'</text:p>
      <text:p text:style-name="P2"><text:s text:c="6"/>}</text:p>
      <text:p text:style-name="P2"><text:s text:c="4"/>]</text:p>
      <text:p text:style-name="P2"><text:s text:c="2"/>},</text:p>
      <text:p text:style-name="P2"><text:s text:c="2"/>{</text:p>
      <text:p text:style-name="P2"><text:s text:c="4"/>_id: ObjectId("636775f6351b3abce8d0ae9b"),</text:p>
      <text:p text:style-name="P2"><text:s text:c="4"/>Empid: 3,</text:p>
      <text:p text:style-name="P2"><text:s text:c="4"/>name: 'Kartik',</text:p>
      <text:p text:style-name="P2"><text:soft-page-break/><text:s text:c="4"/>company: 'Infosys',</text:p>
      <text:p text:style-name="P2"><text:s text:c="4"/>salary: 40000,</text:p>
      <text:p text:style-name="P2"><text:s text:c="4"/>designation: 'Programmer',</text:p>
      <text:p text:style-name="P2"><text:s text:c="4"/>age: 20,</text:p>
      <text:p text:style-name="P2"><text:s text:c="4"/>expertise: [ 'HTML', 'MongoDB', 'CSS' ],</text:p>
      <text:p text:style-name="P2"><text:s text:c="4"/>DOB: '5/9/2003',</text:p>
      <text:p text:style-name="P2"><text:s text:c="4"/>Email: 'SabaneKartik@gmail.com',</text:p>
      <text:p text:style-name="P2"><text:s text:c="4"/>addr: [ { city: 'Pune', pin: 411030 } ]</text:p>
      <text:p text:style-name="P2"><text:s text:c="2"/>},</text:p>
      <text:p text:style-name="P2"><text:s text:c="2"/>{</text:p>
      <text:p text:style-name="P2"><text:s text:c="4"/>_id: ObjectId("636775f6351b3abce8d0ae9c"),</text:p>
      <text:p text:style-name="P2"><text:s text:c="4"/>Empid: 4,</text:p>
      <text:p text:style-name="P2"><text:s text:c="4"/>name: 'Sachin',</text:p>
      <text:p text:style-name="P2"><text:s text:c="4"/>company: 'Infosys',</text:p>
      <text:p text:style-name="P2"><text:s text:c="4"/>salary: 15000,</text:p>
      <text:p text:style-name="P2"><text:s text:c="4"/>designation: 'Junior Programmer',</text:p>
      <text:p text:style-name="P2"><text:s text:c="4"/>age: 22,</text:p>
      <text:p text:style-name="P2"><text:s text:c="4"/>expertise: [ 'React', 'MongoDB', 'Cassandra' ],</text:p>
      <text:p text:style-name="P2"><text:s text:c="4"/>DOB: '23/6/2001',</text:p>
      <text:p text:style-name="P2"><text:s text:c="4"/>Email: 'sachinrathod@gmai.com',</text:p>
      <text:p text:style-name="P2"><text:s text:c="4"/>addr: [ { city: 'Pune', pin: 411001 }, { city: 'Mumbai', pin: 410004 } ]</text:p>
      <text:p text:style-name="P2"><text:s text:c="2"/>},</text:p>
      <text:p text:style-name="P2"><text:s text:c="2"/>{</text:p>
      <text:p text:style-name="P2"><text:s text:c="4"/>_id: ObjectId("63677955351b3abce8d0ae9d"),</text:p>
      <text:p text:style-name="P2"><text:s text:c="4"/>Empid: 5,</text:p>
      <text:p text:style-name="P2"><text:s text:c="4"/>name: 'Aditya',</text:p>
      <text:p text:style-name="P2"><text:s text:c="4"/>company: 'Blackrock Inc.',</text:p>
      <text:p text:style-name="P2"><text:s text:c="4"/>salary: 230000,</text:p>
      <text:p text:style-name="P2"><text:s text:c="4"/>designation: 'Tester',</text:p>
      <text:p text:style-name="P2"><text:s text:c="4"/>age: 21,</text:p>
      <text:p text:style-name="P2"><text:s text:c="4"/>expertise: [</text:p>
      <text:p text:style-name="P2"><text:s text:c="6"/>'React',</text:p>
      <text:p text:style-name="P2"><text:s text:c="6"/>'Matplotlib',</text:p>
      <text:p text:style-name="P2"><text:s text:c="6"/>'Python',</text:p>
      <text:p text:style-name="P2"><text:s text:c="6"/>'MongoDb',</text:p>
      <text:p text:style-name="P2"><text:s text:c="6"/>'Mysql',</text:p>
      <text:p text:style-name="P2"><text:s text:c="6"/>'Cassandra'</text:p>
      <text:p text:style-name="P2"><text:s text:c="4"/>],</text:p>
      <text:p text:style-name="P2"><text:s text:c="4"/>DOB: '3/10/2001',</text:p>
      <text:p text:style-name="P2"><text:s text:c="4"/>Email: 'WaghAditya@gmail.com',</text:p>
      <text:p text:style-name="P2"><text:s text:c="4"/>addr: [</text:p>
      <text:p text:style-name="P2"><text:s text:c="6"/>{</text:p>
      <text:p text:style-name="P2"><text:s text:c="8"/>city: 'Pune',</text:p>
      <text:p text:style-name="P2"><text:s text:c="8"/>pin: 411008,</text:p>
      <text:p text:style-name="P2"><text:s text:c="8"/>state: 'Maharastra',</text:p>
      <text:p text:style-name="P2"><text:s text:c="8"/>country: 'India'</text:p>
      <text:p text:style-name="P2"><text:s text:c="6"/>}</text:p>
      <text:p text:style-name="P2"><text:s text:c="4"/>]</text:p>
      <text:p text:style-name="P2"><text:s text:c="2"/>},</text:p>
      <text:p text:style-name="P2"><text:s text:c="2"/>{</text:p>
      <text:p text:style-name="P2"><text:s text:c="4"/>_id: ObjectId("63677955351b3abce8d0ae9f"),</text:p>
      <text:p text:style-name="P2"><text:s text:c="4"/>Empid: 7,</text:p>
      <text:p text:style-name="P2"><text:soft-page-break/><text:s text:c="4"/>name: 'Abigali',</text:p>
      <text:p text:style-name="P2"><text:s text:c="4"/>company: 'Infosys',</text:p>
      <text:p text:style-name="P2"><text:s text:c="4"/>salary: 2900,</text:p>
      <text:p text:style-name="P2"><text:s text:c="4"/>designation: 'Programmer',</text:p>
      <text:p text:style-name="P2"><text:s text:c="4"/>age: 39,</text:p>
      <text:p text:style-name="P2"><text:s text:c="4"/>expertise: [ 'Mysql', 'MongoDB' ],</text:p>
      <text:p text:style-name="P2"><text:s text:c="4"/>DOB: '5/7/2003',</text:p>
      <text:p text:style-name="P2"><text:s text:c="4"/>Email: 'AbigaliK@gmail.com',</text:p>
      <text:p text:style-name="P2"><text:s text:c="4"/>addr: [ { city: 'London', pin: 12455 }, { city: 'Pune', pin: 411001 } ]</text:p>
      <text:p text:style-name="P2"><text:s text:c="2"/>},</text:p>
      <text:p text:style-name="P2"><text:s text:c="2"/>{</text:p>
      <text:p text:style-name="P2"><text:s text:c="4"/>_id: ObjectId("63677955351b3abce8d0aea0"),</text:p>
      <text:p text:style-name="P2"><text:s text:c="4"/>Empid: 8,</text:p>
      <text:p text:style-name="P2"><text:s text:c="4"/>name: 'Sawyer',</text:p>
      <text:p text:style-name="P2"><text:s text:c="4"/>company: 'TCS',</text:p>
      <text:p text:style-name="P2"><text:s text:c="4"/>salary: 15000,</text:p>
      <text:p text:style-name="P2"><text:s text:c="4"/>designation: 'Tester',</text:p>
      <text:p text:style-name="P2"><text:s text:c="4"/>age: 46,</text:p>
      <text:p text:style-name="P2"><text:s text:c="4"/>expertise: [ 'React', 'MongoDB', 'Cassandra' ],</text:p>
      <text:p text:style-name="P2"><text:s text:c="4"/>DOB: '20/9/2005',</text:p>
      <text:p text:style-name="P2"><text:s text:c="4"/>Email: 'Sawyer1234@gmail.com',</text:p>
      <text:p text:style-name="P2"><text:s text:c="4"/>addr: [ { city: 'Pune', pin: 411001 }, { city: 'Mumbai', pin: 410005 } ]</text:p>
      <text:p text:style-name="P2"><text:s text:c="2"/>},</text:p>
      <text:p text:style-name="P2"><text:s text:c="2"/>{</text:p>
      <text:p text:style-name="P2"><text:s text:c="4"/>_id: ObjectId("63677955351b3abce8d0aea2"),</text:p>
      <text:p text:style-name="P2"><text:s text:c="4"/>Empid: 10,</text:p>
      <text:p text:style-name="P2"><text:s text:c="4"/>name: 'Smith',</text:p>
      <text:p text:style-name="P2"><text:s text:c="4"/>company: 'Infosys',</text:p>
      <text:p text:style-name="P2"><text:s text:c="4"/>salary: 30000,</text:p>
      <text:p text:style-name="P2"><text:s text:c="4"/>designation: 'Tester',</text:p>
      <text:p text:style-name="P2"><text:s text:c="4"/>age: 40,</text:p>
      <text:p text:style-name="P2"><text:s text:c="4"/>expertise: [ 'MongoDB', 'Mysql' ],</text:p>
      <text:p text:style-name="P2"><text:s text:c="4"/>DOB: '7/12/1984',</text:p>
      <text:p text:style-name="P2"><text:s text:c="4"/>Email: 'Smith@gmail.com',</text:p>
      <text:p text:style-name="P2"><text:s text:c="4"/>addr: [ { city: 'Pune', pin: 411002 } ]</text:p>
      <text:p text:style-name="P2"><text:s text:c="2"/>},</text:p>
      <text:p text:style-name="P2"><text:s text:c="2"/>{</text:p>
      <text:p text:style-name="P2"><text:s text:c="4"/>_id: ObjectId("63677bb4351b3abce8d0aea3"),</text:p>
      <text:p text:style-name="P2"><text:s text:c="4"/>Empid: 11,</text:p>
      <text:p text:style-name="P2"><text:s text:c="4"/>name: 'Vikram',</text:p>
      <text:p text:style-name="P2"><text:s text:c="4"/>company: 'Infosys',</text:p>
      <text:p text:style-name="P2"><text:s text:c="4"/>salary: 2890,</text:p>
      <text:p text:style-name="P2"><text:s text:c="4"/>designation: 'Tester',</text:p>
      <text:p text:style-name="P2"><text:s text:c="4"/>age: 25,</text:p>
      <text:p text:style-name="P2"><text:s text:c="4"/>expertise: [ 'Mysql' ],</text:p>
      <text:p text:style-name="P2"><text:s text:c="4"/>DOB: '24/3/1998',</text:p>
      <text:p text:style-name="P2"><text:s text:c="4"/>Email: 'Vikram@gmail.com',</text:p>
      <text:p text:style-name="P2"><text:s text:c="4"/>addr: [ { city: 'Pune', pin: 411001 } ]</text:p>
      <text:p text:style-name="P2"><text:s text:c="2"/>}</text:p>
      <text:p text:style-name="P2">]</text:p>
      <text:p text:style-name="P2"/>
      <text:p text:style-name="P2">Empdb&gt; db.Employee.find({"company":"Infosys"},{designation:1,addr:1,name:1,_id:1}).pretty();</text:p>
      <text:p text:style-name="P2"><text:soft-page-break/>[</text:p>
      <text:p text:style-name="P2"><text:s text:c="2"/>{</text:p>
      <text:p text:style-name="P2"><text:s text:c="4"/>_id: ObjectId("636775f6351b3abce8d0ae9b"),</text:p>
      <text:p text:style-name="P2"><text:s text:c="4"/>name: 'Kartik',</text:p>
      <text:p text:style-name="P2"><text:s text:c="4"/>designation: 'Programmer',</text:p>
      <text:p text:style-name="P2"><text:s text:c="4"/>addr: [ { city: 'Pune', pin: 411030 } ]</text:p>
      <text:p text:style-name="P2"><text:s text:c="2"/>},</text:p>
      <text:p text:style-name="P2"><text:s text:c="2"/>{</text:p>
      <text:p text:style-name="P2"><text:s text:c="4"/>_id: ObjectId("636775f6351b3abce8d0ae9c"),</text:p>
      <text:p text:style-name="P2"><text:s text:c="4"/>name: 'Sachin',</text:p>
      <text:p text:style-name="P2"><text:s text:c="4"/>designation: 'Junior Programmer',</text:p>
      <text:p text:style-name="P2"><text:s text:c="4"/>addr: [ { city: 'Pune', pin: 411001 }, { city: 'Mumbai', pin: 410004 } ]</text:p>
      <text:p text:style-name="P2"><text:s text:c="2"/>},</text:p>
      <text:p text:style-name="P2"><text:s text:c="2"/>{</text:p>
      <text:p text:style-name="P2"><text:s text:c="4"/>_id: ObjectId("63677955351b3abce8d0ae9f"),</text:p>
      <text:p text:style-name="P2"><text:s text:c="4"/>name: 'Abigali',</text:p>
      <text:p text:style-name="P2"><text:s text:c="4"/>designation: 'Programmer',</text:p>
      <text:p text:style-name="P2"><text:s text:c="4"/>addr: [ { city: 'London', pin: 12455 }, { city: 'Pune', pin: 411001 } ]</text:p>
      <text:p text:style-name="P2"><text:s text:c="2"/>},</text:p>
      <text:p text:style-name="P2"><text:s text:c="2"/>{</text:p>
      <text:p text:style-name="P2"><text:s text:c="4"/>_id: ObjectId("63677955351b3abce8d0aea2"),</text:p>
      <text:p text:style-name="P2"><text:s text:c="4"/>name: 'Smith',</text:p>
      <text:p text:style-name="P2"><text:s text:c="4"/>designation: 'Tester',</text:p>
      <text:p text:style-name="P2"><text:s text:c="4"/>addr: [ { city: 'Pune', pin: 411002 } ]</text:p>
      <text:p text:style-name="P2"><text:s text:c="2"/>},</text:p>
      <text:p text:style-name="P2"><text:s text:c="2"/>{</text:p>
      <text:p text:style-name="P2"><text:s text:c="4"/>_id: ObjectId("63677bb4351b3abce8d0aea3"),</text:p>
      <text:p text:style-name="P2"><text:s text:c="4"/>name: 'Vikram',</text:p>
      <text:p text:style-name="P2"><text:s text:c="4"/>designation: 'Tester',</text:p>
      <text:p text:style-name="P2"><text:s text:c="4"/>addr: [ { city: 'Pune', pin: 411001 } ]</text:p>
      <text:p text:style-name="P2"><text:s text:c="2"/>}</text:p>
      <text:p text:style-name="P2">]</text:p>
      <text:p text:style-name="P2"/>
      <text:p text:style-name="P2">Empdb&gt; db.Employee.find({$or:[{designation:"Developer"},{designation:"Tester"}]}).pretty();</text:p>
      <text:p text:style-name="P2">[</text:p>
      <text:p text:style-name="P2"><text:s text:c="2"/>{</text:p>
      <text:p text:style-name="P2"><text:s text:c="4"/>_id: ObjectId("63677955351b3abce8d0ae9d"),</text:p>
      <text:p text:style-name="P2"><text:s text:c="4"/>Empid: 5,</text:p>
      <text:p text:style-name="P2"><text:s text:c="4"/>name: 'Aditya',</text:p>
      <text:p text:style-name="P2"><text:s text:c="4"/>company: 'Blackrock Inc.',</text:p>
      <text:p text:style-name="P2"><text:s text:c="4"/>salary: 230000,</text:p>
      <text:p text:style-name="P2"><text:s text:c="4"/>designation: 'Tester',</text:p>
      <text:p text:style-name="P2"><text:s text:c="4"/>age: 21,</text:p>
      <text:p text:style-name="P2"><text:s text:c="4"/>expertise: [</text:p>
      <text:p text:style-name="P2"><text:s text:c="6"/>'React',</text:p>
      <text:p text:style-name="P2"><text:s text:c="6"/>'Matplotlib',</text:p>
      <text:p text:style-name="P2"><text:s text:c="6"/>'Python',</text:p>
      <text:p text:style-name="P2"><text:s text:c="6"/>'MongoDb',</text:p>
      <text:p text:style-name="P2"><text:s text:c="6"/>'Mysql',</text:p>
      <text:p text:style-name="P2"><text:s text:c="6"/>'Cassandra'</text:p>
      <text:p text:style-name="P2"><text:s text:c="4"/>],</text:p>
      <text:p text:style-name="P2"><text:s text:c="4"/>DOB: '3/10/2001',</text:p>
      <text:p text:style-name="P2"><text:soft-page-break/><text:s text:c="4"/>Email: 'WaghAditya@gmail.com',</text:p>
      <text:p text:style-name="P2"><text:s text:c="4"/>addr: [</text:p>
      <text:p text:style-name="P2"><text:s text:c="6"/>{</text:p>
      <text:p text:style-name="P2"><text:s text:c="8"/>city: 'Pune',</text:p>
      <text:p text:style-name="P2"><text:s text:c="8"/>pin: 411008,</text:p>
      <text:p text:style-name="P2"><text:s text:c="8"/>state: 'Maharastra',</text:p>
      <text:p text:style-name="P2"><text:s text:c="8"/>country: 'India'</text:p>
      <text:p text:style-name="P2"><text:s text:c="6"/>}</text:p>
      <text:p text:style-name="P2"><text:s text:c="4"/>]</text:p>
      <text:p text:style-name="P2"><text:s text:c="2"/>},</text:p>
      <text:p text:style-name="P2"><text:s text:c="2"/>{</text:p>
      <text:p text:style-name="P2"><text:s text:c="4"/>_id: ObjectId("63677955351b3abce8d0ae9e"),</text:p>
      <text:p text:style-name="P2"><text:s text:c="4"/>Empid: 6,</text:p>
      <text:p text:style-name="P2"><text:s text:c="4"/>name: 'Jack',</text:p>
      <text:p text:style-name="P2"><text:s text:c="4"/>company: 'TCS',</text:p>
      <text:p text:style-name="P2"><text:s text:c="4"/>salary: 1500,</text:p>
      <text:p text:style-name="P2"><text:s text:c="4"/>designation: 'Developer',</text:p>
      <text:p text:style-name="P2"><text:s text:c="4"/>age: 19,</text:p>
      <text:p text:style-name="P2"><text:s text:c="4"/>expertise: [ 'MongoDB', 'Cassandra' ],</text:p>
      <text:p text:style-name="P2"><text:s text:c="4"/>DOB: '19/8/2003',</text:p>
      <text:p text:style-name="P2"><text:s text:c="4"/>Email: 'Jackreacher@gmail.com',</text:p>
      <text:p text:style-name="P2"><text:s text:c="4"/>addr: [ { city: 'Paris', pin: 12998 } ]</text:p>
      <text:p text:style-name="P2"><text:s text:c="2"/>},</text:p>
      <text:p text:style-name="P2"><text:s text:c="2"/>{</text:p>
      <text:p text:style-name="P2"><text:s text:c="4"/>_id: ObjectId("63677955351b3abce8d0aea0"),</text:p>
      <text:p text:style-name="P2"><text:s text:c="4"/>Empid: 8,</text:p>
      <text:p text:style-name="P2"><text:s text:c="4"/>name: 'Sawyer',</text:p>
      <text:p text:style-name="P2"><text:s text:c="4"/>company: 'TCS',</text:p>
      <text:p text:style-name="P2"><text:s text:c="4"/>salary: 15000,</text:p>
      <text:p text:style-name="P2"><text:s text:c="4"/>designation: 'Tester',</text:p>
      <text:p text:style-name="P2"><text:s text:c="4"/>age: 46,</text:p>
      <text:p text:style-name="P2"><text:s text:c="4"/>expertise: [ 'React', 'MongoDB', 'Cassandra' ],</text:p>
      <text:p text:style-name="P2"><text:s text:c="4"/>DOB: '20/9/2005',</text:p>
      <text:p text:style-name="P2"><text:s text:c="4"/>Email: 'Sawyer1234@gmail.com',</text:p>
      <text:p text:style-name="P2"><text:s text:c="4"/>addr: [ { city: 'Pune', pin: 411001 }, { city: 'Mumbai', pin: 410005 } ]</text:p>
      <text:p text:style-name="P2"><text:s text:c="2"/>},</text:p>
      <text:p text:style-name="P2"><text:s text:c="2"/>{</text:p>
      <text:p text:style-name="P2"><text:s text:c="4"/>_id: ObjectId("63677955351b3abce8d0aea1"),</text:p>
      <text:p text:style-name="P2"><text:s text:c="4"/>Empid: 9,</text:p>
      <text:p text:style-name="P2"><text:s text:c="4"/>name: 'Matsumoto',</text:p>
      <text:p text:style-name="P2"><text:s text:c="4"/>company: 'IMC',</text:p>
      <text:p text:style-name="P2"><text:s text:c="4"/>salary: 3000,</text:p>
      <text:p text:style-name="P2"><text:s text:c="4"/>designation: 'Developer',</text:p>
      <text:p text:style-name="P2"><text:s text:c="4"/>age: 35,</text:p>
      <text:p text:style-name="P2"><text:s text:c="4"/>expertise: [ 'Mysql', 'MongoDB' ],</text:p>
      <text:p text:style-name="P2"><text:s text:c="4"/>DOB: '23/7/1994',</text:p>
      <text:p text:style-name="P2"><text:s text:c="4"/>Email: 'Matsumoto@gmail.com',</text:p>
      <text:p text:style-name="P2"><text:s text:c="4"/>addr: [</text:p>
      <text:p text:style-name="P2"><text:s text:c="6"/>{ city: 'Pune', pin: 411001 },</text:p>
      <text:p text:style-name="P2"><text:s text:c="6"/>{ city: 'Tokyo', country: 'Japan' }</text:p>
      <text:p text:style-name="P2"><text:s text:c="4"/>]</text:p>
      <text:p text:style-name="P2"><text:s text:c="2"/>},</text:p>
      <text:p text:style-name="P2"><text:soft-page-break/><text:s text:c="2"/>{</text:p>
      <text:p text:style-name="P2"><text:s text:c="4"/>_id: ObjectId("63677955351b3abce8d0aea2"),</text:p>
      <text:p text:style-name="P2"><text:s text:c="4"/>Empid: 10,</text:p>
      <text:p text:style-name="P2"><text:s text:c="4"/>name: 'Smith',</text:p>
      <text:p text:style-name="P2"><text:s text:c="4"/>company: 'Infosys',</text:p>
      <text:p text:style-name="P2"><text:s text:c="4"/>salary: 30000,</text:p>
      <text:p text:style-name="P2"><text:s text:c="4"/>designation: 'Tester',</text:p>
      <text:p text:style-name="P2"><text:s text:c="4"/>age: 40,</text:p>
      <text:p text:style-name="P2"><text:s text:c="4"/>expertise: [ 'MongoDB', 'Mysql' ],</text:p>
      <text:p text:style-name="P2"><text:s text:c="4"/>DOB: '7/12/1984',</text:p>
      <text:p text:style-name="P2"><text:s text:c="4"/>Email: 'Smith@gmail.com',</text:p>
      <text:p text:style-name="P2"><text:s text:c="4"/>addr: [ { city: 'Pune', pin: 411002 } ]</text:p>
      <text:p text:style-name="P2"><text:s text:c="2"/>},</text:p>
      <text:p text:style-name="P2"><text:s text:c="2"/>{</text:p>
      <text:p text:style-name="P2"><text:s text:c="4"/>_id: ObjectId("63677bb4351b3abce8d0aea3"),</text:p>
      <text:p text:style-name="P2"><text:s text:c="4"/>Empid: 11,</text:p>
      <text:p text:style-name="P2"><text:s text:c="4"/>name: 'Vikram',</text:p>
      <text:p text:style-name="P2"><text:s text:c="4"/>company: 'Infosys',</text:p>
      <text:p text:style-name="P2"><text:s text:c="4"/>salary: 2890,</text:p>
      <text:p text:style-name="P2"><text:s text:c="4"/>designation: 'Tester',</text:p>
      <text:p text:style-name="P2"><text:s text:c="4"/>age: 25,</text:p>
      <text:p text:style-name="P2"><text:s text:c="4"/>expertise: [ 'Mysql' ],</text:p>
      <text:p text:style-name="P2"><text:s text:c="4"/>DOB: '24/3/1998',</text:p>
      <text:p text:style-name="P2"><text:s text:c="4"/>Email: 'Vikram@gmail.com',</text:p>
      <text:p text:style-name="P2"><text:s text:c="4"/>addr: [ { city: 'Pune', pin: 411001 } ]</text:p>
      <text:p text:style-name="P2"><text:s text:c="2"/>}</text:p>
      <text:p text:style-name="P2">]</text:p>
      <text:p text:style-name="P2"/>
      <text:p text:style-name="P2"><text:s/>db.Employee.find({expertise:["MongoDB","Mysql","Cassandra"]}).pretty();</text:p>
      <text:p text:style-name="P2"/>
      <text:p text:style-name="P2">db.Employee.deleteMany({designation:"Developer"});</text:p>
      <text:p text:style-name="P2">{ acknowledged: true, deletedCount: 2 }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6T14:40:07.599085913</meta:creation-date>
    <dc:date>2022-11-06T15:11:31.425795243</dc:date>
    <meta:editing-duration>PT31M19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15" meta:paragraph-count="712" meta:word-count="1738" meta:character-count="18911" meta:non-whitespace-character-count="15140"/>
  </office:meta>
</office:document-meta>
</file>